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8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color="#158466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158466"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158466"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38" style:family="table-cell" style:parent-style-name="Default" style:data-style-name="N0"/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4"/>
    <style:style style:name="ce59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16379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12" office:value-type="string" calcext:value-type="string">
            <text:p>ARTIGO</text:p>
          </table:table-cell>
          <table:table-cell table:style-name="ce12" office:value-type="string" calcext:value-type="string">
            <text:p>MAQUINA</text:p>
          </table:table-cell>
          <table:table-cell table:style-name="ce12" office:value-type="string" calcext:value-type="string">
            <text:p>PESO</text:p>
          </table:table-cell>
          <table:table-cell table:style-name="ce12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3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2.8" calcext:value-type="float">
            <text:p>12,8</text:p>
          </table:table-cell>
          <table:table-cell table:style-name="ce6"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1" calcext:value-type="date">
            <text:p>11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7" calcext:value-type="float">
            <text:p>12,7</text:p>
          </table:table-cell>
          <table:table-cell table:formula="of:=[.D528]*[Planilha2.C$7]" office:value-type="float" office:value="2717.8" calcext:value-type="float">
            <text:p>2717,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529]*[Planilha2.C$6]" office:value-type="float" office:value="838.08" calcext:value-type="float">
            <text:p>838,0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53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.6" calcext:value-type="float">
            <text:p>24,6</text:p>
          </table:table-cell>
          <table:table-cell table:formula="of:=[.D531]*[Planilha2.C$12]" office:value-type="float" office:value="3296.4" calcext:value-type="float">
            <text:p>3296,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table:formula="of:=[.D532]*[Planilha2.C$7]" office:value-type="float" office:value="2782" calcext:value-type="float">
            <text:p>278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4" calcext:value-type="float">
            <text:p>14,4</text:p>
          </table:table-cell>
          <table:table-cell table:formula="of:=[.D533]*[Planilha2.C$12]" office:value-type="float" office:value="1929.6" calcext:value-type="float">
            <text:p>1929,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table:formula="of:=[.D534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formula="of:=[.D535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5" calcext:value-type="float">
            <text:p>4,5</text:p>
          </table:table-cell>
          <table:table-cell table:formula="of:=[.D536]*[Planilha2.C$13]" office:value-type="float" office:value="684" calcext:value-type="float">
            <text:p>684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537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table:formula="of:=[.D538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6" calcext:value-type="float">
            <text:p>8,6</text:p>
          </table:table-cell>
          <table:table-cell table:formula="of:=[.D540]*[Planilha2.C$21]" office:value-type="float" office:value="1941.708" calcext:value-type="float">
            <text:p>1941,70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7.8" calcext:value-type="float">
            <text:p>17,8</text:p>
          </table:table-cell>
          <table:table-cell table:style-name="ce6" table:formula="of:=[.D541]*[Planilha2.C$14]" office:value-type="float" office:value="2047" calcext:value-type="float">
            <text:p>2047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9.7" calcext:value-type="float">
            <text:p>9,7</text:p>
          </table:table-cell>
          <table:table-cell table:formula="of:=[.D542]*[Planilha2.C$12]" office:value-type="float" office:value="1299.8" calcext:value-type="float">
            <text:p>1299,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style-name="ce6" table:formula="of:=[.D543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table:formula="of:=[.D544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2.6" calcext:value-type="float">
            <text:p>22,6</text:p>
          </table:table-cell>
          <table:table-cell table:formula="of:=[.D545]*[Planilha2.C$12]" office:value-type="float" office:value="3028.4" calcext:value-type="float">
            <text:p>3028,4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546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547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1" calcext:value-type="float">
            <text:p>8,1</text:p>
          </table:table-cell>
          <table:table-cell table:formula="of:=[.D548]*[Planilha2.C$6]" office:value-type="float" office:value="314.28" calcext:value-type="float">
            <text:p>314,2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549]*[Planilha2.C$6]" office:value-type="float" office:value="322.04" calcext:value-type="float">
            <text:p>322,04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.4" calcext:value-type="float">
            <text:p>25,4</text:p>
          </table:table-cell>
          <table:table-cell table:formula="of:=[.D550]*[Planilha2.C$12]" office:value-type="float" office:value="3403.6" calcext:value-type="float">
            <text:p>3403,6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.5" calcext:value-type="float">
            <text:p>18,5</text:p>
          </table:table-cell>
          <table:table-cell table:formula="of:=[.D551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5.2" calcext:value-type="float">
            <text:p>15,2</text:p>
          </table:table-cell>
          <table:table-cell table:style-name="ce6" table:formula="of:=[.D552]*[Planilha2.C$14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5" calcext:value-type="float">
            <text:p>16,5</text:p>
          </table:table-cell>
          <table:table-cell table:formula="of:=[.D553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55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8.5" calcext:value-type="float">
            <text:p>18,5</text:p>
          </table:table-cell>
          <table:table-cell table:formula="of:=[.D555]*[Planilha2.C$6]" office:value-type="float" office:value="717.8" calcext:value-type="float">
            <text:p>717,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2.3" calcext:value-type="float">
            <text:p>22,3</text:p>
          </table:table-cell>
          <table:table-cell table:style-name="ce6" table:formula="of:=[.D556]*[Planilha2.C$13]" office:value-type="float" office:value="3389.6" calcext:value-type="float">
            <text:p>3389,6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2.6" calcext:value-type="float">
            <text:p>12,6</text:p>
          </table:table-cell>
          <table:table-cell table:formula="of:=[.D557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table:formula="of:=[.D558]*[Planilha2.C$13]" office:value-type="float" office:value="608" calcext:value-type="float">
            <text:p>60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4.8" calcext:value-type="float">
            <text:p>14,8</text:p>
          </table:table-cell>
          <table:table-cell table:formula="of:=[.D559]*[Planilha2.C$7]" office:value-type="float" office:value="3167.2" calcext:value-type="float">
            <text:p>3167,2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5" calcext:value-type="float">
            <text:p>16,5</text:p>
          </table:table-cell>
          <table:table-cell table:formula="of:=[.D560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561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4-01-18" calcext:value-type="date">
            <text:p>18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.3" calcext:value-type="float">
            <text:p>7,3</text:p>
          </table:table-cell>
          <table:table-cell table:formula="of:=[.D562]*[Planilha2.C$12]" office:value-type="float" office:value="978.2" calcext:value-type="float">
            <text:p>978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LISTRAS</text:p>
          </table:table-cell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3" calcext:value-type="float">
            <text:p>18,3</text:p>
          </table:table-cell>
          <table:table-cell table:formula="of:=[.D564]*[Planilha2.C$12]" office:value-type="float" office:value="2452.2" calcext:value-type="float">
            <text:p>2452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6.3" calcext:value-type="float">
            <text:p>16,3</text:p>
          </table:table-cell>
          <table:table-cell table:style-name="ce6" table:formula="of:=[.D565]*[Planilha2.C$14]" office:value-type="float" office:value="1874.5" calcext:value-type="float">
            <text:p>1874,5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3" calcext:value-type="float">
            <text:p>8,3</text:p>
          </table:table-cell>
          <table:table-cell table:formula="of:=[.D566]*[Planilha2.C$7]" office:value-type="float" office:value="1776.2" calcext:value-type="float">
            <text:p>1776,2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5" calcext:value-type="float">
            <text:p>18,5</text:p>
          </table:table-cell>
          <table:table-cell table:formula="of:=[.D567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2" calcext:value-type="float">
            <text:p>6,2</text:p>
          </table:table-cell>
          <table:table-cell table:formula="of:=[.D568]*[Planilha2.C$12]" office:value-type="float" office:value="830.8" calcext:value-type="float">
            <text:p>830,8</text:p>
          </table:table-cell>
          <table:table-cell table:number-columns-repeated="16379"/>
        </table:table-row>
        <table:table-row table:style-name="ro1"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569]*[Planilha2.C$12]" office:value-type="float" office:value="911.2" calcext:value-type="float">
            <text:p>911,2</text:p>
          </table:table-cell>
          <table:table-cell table:number-columns-repeated="16379"/>
        </table:table-row>
        <table:table-row table:style-name="ro1">
          <table:table-cell office:value-type="date" office:date-value="2024-01-22" calcext:value-type="date">
            <text:p>22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570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4-01-22" calcext:value-type="date">
            <text:p>22/01/24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table:formula="of:=[.D571]*[Planilha2.C$13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8</text:p>
          </table:table-cell>
          <table:table-cell table:style-name="ce15" office:value-type="float" office:value="827" calcext:value-type="float">
            <text:p>827</text:p>
          </table:table-cell>
          <table:table-cell table:style-name="ce15" office:value-type="float" office:value="11.7" calcext:value-type="float">
            <text:p>11,7</text:p>
          </table:table-cell>
          <table:table-cell table:style-name="ce15" table:formula="of:=[.D572]*[Planilha2.C$12]" office:value-type="float" office:value="1567.8" calcext:value-type="float">
            <text:p>1567,8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8</text:p>
          </table:table-cell>
          <table:table-cell table:style-name="ce15" office:value-type="float" office:value="825" calcext:value-type="float">
            <text:p>825</text:p>
          </table:table-cell>
          <table:table-cell table:style-name="ce15" office:value-type="float" office:value="13.6" calcext:value-type="float">
            <text:p>13,6</text:p>
          </table:table-cell>
          <table:table-cell table:style-name="ce15" table:formula="of:=[.D573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2" calcext:value-type="date">
            <text:p>22/01/24</text:p>
          </table:table-cell>
          <table:table-cell table:style-name="ce15" office:value-type="string" calcext:value-type="string">
            <text:p>STILED 13</text:p>
          </table:table-cell>
          <table:table-cell table:style-name="ce15" office:value-type="float" office:value="819" calcext:value-type="float">
            <text:p>819</text:p>
          </table:table-cell>
          <table:table-cell table:style-name="ce15" office:value-type="float" office:value="16.6" calcext:value-type="float">
            <text:p>16,6</text:p>
          </table:table-cell>
          <table:table-cell table:style-name="ce16" table:formula="of:=[.D574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575]*[Planilha2.C$12]" office:value-type="float" office:value="1098.8" calcext:value-type="float">
            <text:p>1098,8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576]*[Planilha2.C$12]" office:value-type="float" office:value="1165.8" calcext:value-type="float">
            <text:p>1165,8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577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1" calcext:value-type="float">
            <text:p>26,1</text:p>
          </table:table-cell>
          <table:table-cell table:formula="of:=[.D578]*[Planilha2.C$12]" office:value-type="float" office:value="3497.4" calcext:value-type="float">
            <text:p>3497,4</text:p>
          </table:table-cell>
          <table:table-cell table:number-columns-repeated="16379"/>
        </table:table-row>
        <table:table-row table:style-name="ro1">
          <table:table-cell office:value-type="date" office:date-value="2024-01-23" calcext:value-type="date">
            <text:p>23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7.4" calcext:value-type="float">
            <text:p>17,4</text:p>
          </table:table-cell>
          <table:table-cell table:formula="of:=[.D579]*[Planilha2.C$12]" office:value-type="float" office:value="2331.6" calcext:value-type="float">
            <text:p>2331,6</text:p>
          </table:table-cell>
          <table:table-cell table:number-columns-repeated="16379"/>
        </table:table-row>
        <table:table-row table:style-name="ro1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4.2" calcext:value-type="float">
            <text:p>14,2</text:p>
          </table:table-cell>
          <table:table-cell table:formula="of:=[.D580]*[Planilha2.C$7]" office:value-type="float" office:value="3038.8" calcext:value-type="float">
            <text:p>3038,8</text:p>
          </table:table-cell>
          <table:table-cell table:number-columns-repeated="16379"/>
        </table:table-row>
        <table:table-row table:style-name="ro1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2" calcext:value-type="float">
            <text:p>4,2</text:p>
          </table:table-cell>
          <table:table-cell table:formula="of:=[.D581]*[Planilha2.C$13]" office:value-type="float" office:value="638.4" calcext:value-type="float">
            <text:p>638,4</text:p>
          </table:table-cell>
          <table:table-cell table:number-columns-repeated="16379"/>
        </table:table-row>
        <table:table-row table:style-name="ro1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2.4" calcext:value-type="float">
            <text:p>12,4</text:p>
          </table:table-cell>
          <table:table-cell table:formula="of:=[.D582]*[Planilha2.C$7]" office:value-type="float" office:value="2653.6" calcext:value-type="float">
            <text:p>2653,6</text:p>
          </table:table-cell>
          <table:table-cell table:number-columns-repeated="16379"/>
        </table:table-row>
        <table:table-row table:style-name="ro1">
          <table:table-cell office:value-type="date" office:date-value="2024-01-24" calcext:value-type="date">
            <text:p>2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4.8" calcext:value-type="float">
            <text:p>14,8</text:p>
          </table:table-cell>
          <table:table-cell table:formula="of:=[.D583]*[Planilha2.C$7]" office:value-type="float" office:value="3167.2" calcext:value-type="float">
            <text:p>3167,2</text:p>
          </table:table-cell>
          <table:table-cell table:number-columns-repeated="16379"/>
        </table:table-row>
        <table:table-row table:style-name="ro1">
          <table:table-cell table:style-name="ce8" office:value-type="date" office:date-value="2024-01-24" calcext:value-type="date">
            <text:p>24/01/24</text:p>
          </table:table-cell>
          <table:table-cell table:style-name="ce15" office:value-type="string" calcext:value-type="string">
            <text:p>STILED 13</text:p>
          </table:table-cell>
          <table:table-cell table:style-name="ce15" office:value-type="float" office:value="820" calcext:value-type="float">
            <text:p>820</text:p>
          </table:table-cell>
          <table:table-cell table:style-name="ce15" office:value-type="float" office:value="10.6" calcext:value-type="float">
            <text:p>10,6</text:p>
          </table:table-cell>
          <table:table-cell table:style-name="ce16" table:formula="of:=[.D584]*[Planilha2.C$14]" office:value-type="float" office:value="1219" calcext:value-type="float">
            <text:p>1219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4" calcext:value-type="float">
            <text:p>24</text:p>
          </table:table-cell>
          <table:table-cell table:style-name="ce21" table:formula="of:=[.D585]*[Planilha2.C$14]" office:value-type="float" office:value="2760" calcext:value-type="float">
            <text:p>2760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.8" calcext:value-type="float">
            <text:p>28,8</text:p>
          </table:table-cell>
          <table:table-cell table:style-name="ce21" table:formula="of:=[.D586]*[Planilha2.C$14]" office:value-type="float" office:value="3312" calcext:value-type="float">
            <text:p>3312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" calcext:value-type="float">
            <text:p>9</text:p>
          </table:table-cell>
          <table:table-cell table:formula="of:=[.D587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588]*[Planilha2.C$12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7" calcext:value-type="float">
            <text:p>7</text:p>
          </table:table-cell>
          <table:table-cell table:formula="of:=[.D589]*[Planilha2.C$19]" office:value-type="float" office:value="2341.08" calcext:value-type="float">
            <text:p>2341,08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" calcext:value-type="float">
            <text:p>12</text:p>
          </table:table-cell>
          <table:table-cell table:formula="of:=[.D590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2.2" calcext:value-type="float">
            <text:p>22,2</text:p>
          </table:table-cell>
          <table:table-cell table:style-name="ce21" table:formula="of:=[.D591]*[Planilha2.C$14]" office:value-type="float" office:value="2553" calcext:value-type="float">
            <text:p>2553</text:p>
          </table:table-cell>
          <table:table-cell table:number-columns-repeated="16379"/>
        </table:table-row>
        <table:table-row table:style-name="ro1">
          <table:table-cell office:value-type="date" office:date-value="2024-01-25" calcext:value-type="date">
            <text:p>25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" calcext:value-type="float">
            <text:p>9</text:p>
          </table:table-cell>
          <table:table-cell table:formula="of:=[.D592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 table:number-rows-repeated="104798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6" table:default-cell-style-name="ce38"/>
        <table:table-column table:style-name="co9" table:default-cell-style-name="ce38"/>
        <table:table-column table:style-name="co10" table:number-columns-repeated="16379" table:default-cell-style-name="ce38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0" office:value-type="string" calcext:value-type="string">
            <text:p>ARTIGO</text:p>
          </table:table-cell>
          <table:table-cell table:style-name="ce40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CÓS18</text:p>
          </table:table-cell>
          <table:table-cell table:style-name="ce40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MARCEL 40</text:p>
          </table:table-cell>
          <table:table-cell table:style-name="ce40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BELLES 15</text:p>
          </table:table-cell>
          <table:table-cell table:style-name="ce40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MONE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BELLES 24</text:p>
          </table:table-cell>
          <table:table-cell table:style-name="ce40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BALI 16</text:p>
          </table:table-cell>
          <table:table-cell table:style-name="ce40" office:value-type="float" office:value="416" calcext:value-type="float">
            <text:p>416</text:p>
          </table:table-cell>
          <table:table-cell/>
          <table:table-cell office:value-type="string" calcext:value-type="string">
            <text:p>ATRASO DE SALÁRIO</text:p>
          </table:table-cell>
          <table:table-cell table:style-name="ce41" office:value-type="string" calcext:value-type="string">
            <text:p>PIOR</text:p>
          </table:table-cell>
          <table:table-cell table:number-columns-repeated="16378"/>
        </table:table-row>
        <table:table-row table:style-name="ro2">
          <table:table-cell/>
          <table:table-cell table:style-name="ce40" office:value-type="string" calcext:value-type="string">
            <text:p>MURITI 10</text:p>
          </table:table-cell>
          <table:table-cell table:style-name="ce40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MURITI 14</text:p>
          </table:table-cell>
          <table:table-cell table:style-name="ce40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ILED 10</text:p>
          </table:table-cell>
          <table:table-cell table:style-name="ce40" office:value-type="float" office:value="152" calcext:value-type="float">
            <text:p>152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ILED 13</text:p>
          </table:table-cell>
          <table:table-cell table:style-name="ce40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STILED 18</text:p>
          </table:table-cell>
          <table:table-cell table:style-name="ce40" office:value-type="float" office:value="78.86" calcext:value-type="float">
            <text:p>78,86</text:p>
          </table:table-cell>
          <table:table-cell/>
          <table:table-cell office:value-type="string" calcext:value-type="string">
            <text:p>MÊS 02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CETIM</text:p>
          </table:table-cell>
          <table:table-cell table:style-name="ce40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TIRA CANAL</text:p>
          </table:table-cell>
          <table:table-cell table:style-name="ce40" office:value-type="float" office:value="190.65" calcext:value-type="float">
            <text:p>190,65</text:p>
          </table:table-cell>
          <table:table-cell/>
          <table:table-cell office:value-type="string" calcext:value-type="string">
            <text:p>MÊS 03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STRIPE</text:p>
          </table:table-cell>
          <table:table-cell table:style-name="ce40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08 LYCRA</text:p>
          </table:table-cell>
          <table:table-cell table:style-name="ce40" office:value-type="float" office:value="334.44" calcext:value-type="float">
            <text:p>334,44</text:p>
          </table:table-cell>
          <table:table-cell/>
          <table:table-cell office:value-type="string" calcext:value-type="string">
            <text:p>MÊS 04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06 LYCRA</text:p>
          </table:table-cell>
          <table:table-cell table:style-name="ce40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float" office:value="1653" calcext:value-type="float">
            <text:p>1653</text:p>
          </table:table-cell>
          <table:table-cell table:style-name="ce40" office:value-type="float" office:value="225.78" calcext:value-type="float">
            <text:p>225,78</text:p>
          </table:table-cell>
          <table:table-cell/>
          <table:table-cell office:value-type="string" calcext:value-type="string">
            <text:p>MÊS 05</text:p>
          </table:table-cell>
          <table:table-cell table:number-columns-repeated="16379"/>
        </table:table-row>
        <table:table-row table:style-name="ro2">
          <table:table-cell/>
          <table:table-cell table:style-name="ce40" office:value-type="string" calcext:value-type="string">
            <text:p>TURIN</text:p>
          </table:table-cell>
          <table:table-cell table:style-name="ce40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CHEYNNET</text:p>
          </table:table-cell>
          <table:table-cell table:style-name="ce40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NEW CONFORT</text:p>
          </table:table-cell>
          <table:table-cell table:style-name="ce40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>
          <table:table-cell/>
          <table:table-cell table:style-name="ce40" office:value-type="string" calcext:value-type="string">
            <text:p>LISTRAS</text:p>
          </table:table-cell>
          <table:table-cell table:style-name="ce40"/>
          <table:table-cell table:number-columns-repeated="16381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6" table:number-columns-repeated="2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number-columns-repeated="7" table:default-cell-style-name="ce38"/>
        <table:table-column table:style-name="co10" table:number-columns-repeated="16373" table:default-cell-style-name="ce38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KO</text:p>
          </table:table-cell>
          <table:table-cell table:style-name="ce42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NVDA</text:p>
          </table:table-cell>
          <table:table-cell table:style-name="ce42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FRCB</text:p>
          </table:table-cell>
          <table:table-cell table:style-name="ce42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MMM</text:p>
          </table:table-cell>
          <table:table-cell table:style-name="ce42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PBR</text:p>
          </table:table-cell>
          <table:table-cell table:style-name="ce42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ELMD</text:p>
          </table:table-cell>
          <table:table-cell table:style-name="ce42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TAG</text:p>
          </table:table-cell>
          <table:table-cell table:style-name="ce42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HBI</text:p>
          </table:table-cell>
          <table:table-cell table:style-name="ce42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O</text:p>
          </table:table-cell>
          <table:table-cell table:style-name="ce42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ALNT</text:p>
          </table:table-cell>
          <table:table-cell table:style-name="ce42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587.66" calcext:value-type="currency">
            <text:p>R$ 587,66</text:p>
          </table:table-cell>
          <table:table-cell table:style-name="ce60" office:value-type="currency" office:currency="BRL" office:value="710" calcext:value-type="currency">
            <text:p>R$ 710,00</text:p>
          </table:table-cell>
          <table:table-cell table:style-name="ce62" office:value-type="currency" office:currency="BRL" office:value="638.58" calcext:value-type="currency">
            <text:p>R$ 638,58</text:p>
          </table:table-cell>
          <table:table-cell table:style-name="ce70" office:value-type="currency" office:currency="BRL" office:value="638.58" calcext:value-type="currency">
            <text:p>R$ 638,58</text:p>
          </table:table-cell>
          <table:table-cell table:style-name="ce72" office:value-type="currency" office:currency="BRL" office:value="638.58" calcext:value-type="currency">
            <text:p>R$ 638,58</text:p>
          </table:table-cell>
          <table:table-cell table:style-name="ce77" office:value-type="currency" office:currency="BRL" office:value="638.58" calcext:value-type="currency">
            <text:p>R$ 638,58</text:p>
          </table:table-cell>
          <table:table-cell table:style-name="ce79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300" calcext:value-type="currency">
            <text:p>R$ 3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69.33" calcext:value-type="currency">
            <text:p>R$ 169,33</text:p>
          </table:table-cell>
          <table:table-cell table:style-name="ce62" office:value-type="currency" office:currency="BRL" office:value="169.33" calcext:value-type="currency">
            <text:p>R$ 169,33</text:p>
          </table:table-cell>
          <table:table-cell table:style-name="ce70" office:value-type="currency" office:currency="BRL" office:value="85" calcext:value-type="currency">
            <text:p>R$ 85,00</text:p>
          </table:table-cell>
          <table:table-cell table:style-name="ce72" office:value-type="currency" office:currency="BRL" office:value="85" calcext:value-type="currency">
            <text:p>R$ 85,00</text:p>
          </table:table-cell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 office:value-type="currency" office:currency="BRL" office:value="139.54" calcext:value-type="currency">
            <text:p>R$ 139,54</text:p>
          </table:table-cell>
          <table:table-cell table:style-name="ce60" office:value-type="currency" office:currency="BRL" office:value="175.43" calcext:value-type="currency">
            <text:p>R$ 175,43</text:p>
          </table:table-cell>
          <table:table-cell table:style-name="ce62" office:value-type="currency" office:currency="BRL" office:value="211.33" calcext:value-type="currency">
            <text:p>R$ 211,33</text:p>
          </table:table-cell>
          <table:table-cell table:style-name="ce70" office:value-type="currency" office:currency="BRL" office:value="35.9" calcext:value-type="currency">
            <text:p>R$ 35,90</text:p>
          </table:table-cell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00" calcext:value-type="currency">
            <text:p>R$ 1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 office:value-type="currency" office:currency="BRL" office:value="1085.44" calcext:value-type="currency">
            <text:p>R$ 1.085,44</text:p>
          </table:table-cell>
          <table:table-cell table:style-name="ce60" office:value-type="currency" office:currency="BRL" office:value="200" calcext:value-type="currency">
            <text:p>R$ 200,00</text:p>
          </table:table-cell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16:.D21])" office:value-type="currency" office:currency="BRL" office:value="1812.64" calcext:value-type="currency">
            <text:p>R$ 1.812,64</text:p>
          </table:table-cell>
          <table:table-cell table:style-name="ce58" table:formula="of:=SUM([.E16:.E21])" office:value-type="currency" office:currency="BRL" office:value="1654.76" calcext:value-type="currency">
            <text:p>R$ 1.654,76</text:p>
          </table:table-cell>
          <table:table-cell table:style-name="ce58" table:formula="of:=SUM([.F16:.F21])" office:value-type="currency" office:currency="BRL" office:value="1019.24" calcext:value-type="currency">
            <text:p>R$ 1.019,24</text:p>
          </table:table-cell>
          <table:table-cell table:style-name="ce58" table:formula="of:=SUM([.G16:.G21])" office:value-type="currency" office:currency="BRL" office:value="759.48" calcext:value-type="currency">
            <text:p>R$ 759,48</text:p>
          </table:table-cell>
          <table:table-cell table:style-name="ce58" table:formula="of:=SUM([.H16:.H21])" office:value-type="currency" office:currency="BRL" office:value="723.58" calcext:value-type="currency">
            <text:p>R$ 723,58</text:p>
          </table:table-cell>
          <table:table-cell table:style-name="ce58" table:formula="of:=SUM([.I16:.I21])" office:value-type="currency" office:currency="BRL" office:value="638.58" calcext:value-type="currency">
            <text:p>R$ 638,58</text:p>
          </table:table-cell>
          <table:table-cell table:style-name="ce58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322.93" calcext:value-type="currency">
            <text:p>R$ 322,93</text:p>
          </table:table-cell>
          <table:table-cell table:style-name="ce60" office:value-type="currency" office:currency="BRL" office:value="322.93" calcext:value-type="currency">
            <text:p>R$ 322,93</text:p>
          </table:table-cell>
          <table:table-cell table:style-name="ce62" office:value-type="currency" office:currency="BRL" office:value="322.92" calcext:value-type="currency">
            <text:p>R$ 322,92</text:p>
          </table:table-cell>
          <table:table-cell table:style-name="ce70" office:value-type="currency" office:currency="BRL" office:value="322.92" calcext:value-type="currency">
            <text:p>R$ 322,92</text:p>
          </table:table-cell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77"/>
          <table:table-cell table:style-name="ce79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24:.D29])" office:value-type="currency" office:currency="BRL" office:value="322.93" calcext:value-type="currency">
            <text:p>R$ 322,93</text:p>
          </table:table-cell>
          <table:table-cell table:style-name="ce58" table:formula="of:=SUM([.E24:.E29])" office:value-type="currency" office:currency="BRL" office:value="322.93" calcext:value-type="currency">
            <text:p>R$ 322,93</text:p>
          </table:table-cell>
          <table:table-cell table:style-name="ce58" table:formula="of:=SUM([.F24:.F29])" office:value-type="currency" office:currency="BRL" office:value="322.92" calcext:value-type="currency">
            <text:p>R$ 322,92</text:p>
          </table:table-cell>
          <table:table-cell table:style-name="ce58" table:formula="of:=SUM([.G24:.G29])" office:value-type="currency" office:currency="BRL" office:value="322.92" calcext:value-type="currency">
            <text:p>R$ 322,92</text:p>
          </table:table-cell>
          <table:table-cell table:style-name="ce58" table:formula="of:=SUM([.H24:.H29])" office:value-type="currency" office:currency="BRL" office:value="0" calcext:value-type="currency">
            <text:p>R$ 0,00</text:p>
          </table:table-cell>
          <table:table-cell table:style-name="ce58" table:formula="of:=SUM([.I24:.I29])" office:value-type="currency" office:currency="BRL" office:value="0" calcext:value-type="currency">
            <text:p>R$ 0,00</text:p>
          </table:table-cell>
          <table:table-cell table:style-name="ce58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E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09:51:38.9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/>
    <meta:creation-date>2023-10-30T13:15:11Z</meta:creation-date>
    <dc:date>2024-01-25T15:16:33.359000000</dc:date>
    <meta:editing-cycles>137</meta:editing-cycles>
    <meta:editing-duration>P4DT1H2M16S</meta:editing-duration>
    <meta:document-statistic meta:table-count="3" meta:cell-count="3101" meta:object-count="0"/>
  </office:meta>
</office:document-meta>
</file>